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fo:font-weight="bold" officeooo:rsid="001e378e" officeooo:paragraph-rsid="001e378e" style:font-weight-asian="bold" style:font-weight-complex="bold"/>
    </style:style>
    <style:style style:name="P2" style:family="paragraph" style:parent-style-name="Standard">
      <style:text-properties style:font-name="Times New Roman" officeooo:rsid="001b80c6" officeooo:paragraph-rsid="001b80c6"/>
    </style:style>
    <style:style style:name="P3" style:family="paragraph" style:parent-style-name="Standard">
      <style:paragraph-properties fo:text-align="center" style:justify-single-word="false"/>
      <style:text-properties style:font-name="Times New Roman" fo:font-size="14pt" fo:font-weight="bold" officeooo:rsid="001c4ae4" officeooo:paragraph-rsid="001c4ae4"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Times New Roman" fo:font-size="14pt" fo:font-weight="bold" officeooo:rsid="001b80c6" officeooo:paragraph-rsid="001b80c6" style:font-size-asian="14pt" style:font-weight-asian="bold" style:font-size-complex="14pt" style:font-weight-complex="bold"/>
    </style:style>
    <style:style style:name="P5" style:family="paragraph" style:parent-style-name="Standard">
      <style:paragraph-properties fo:line-height="150%" fo:text-align="justify" style:justify-single-word="false"/>
      <style:text-properties style:font-name="Times New Roman" fo:font-size="13pt" officeooo:rsid="001c4ae4" officeooo:paragraph-rsid="001c4ae4" style:font-size-asian="13pt" style:font-size-complex="13pt"/>
    </style:style>
    <style:style style:name="P6" style:family="paragraph" style:parent-style-name="Standard">
      <style:paragraph-properties fo:line-height="150%" fo:text-align="justify" style:justify-single-word="false"/>
      <style:text-properties style:font-name="Times New Roman" fo:font-size="13pt" officeooo:rsid="001d79cc" officeooo:paragraph-rsid="001d79cc" style:font-size-asian="13pt" style:font-size-complex="13pt"/>
    </style:style>
    <style:style style:name="P7" style:family="paragraph" style:parent-style-name="Standard">
      <style:paragraph-properties fo:line-height="150%" fo:text-align="justify" style:justify-single-word="false"/>
      <style:text-properties officeooo:paragraph-rsid="001c4ae4"/>
    </style:style>
    <style:style style:name="T1" style:family="text">
      <style:text-properties officeooo:rsid="001b80c6"/>
    </style:style>
    <style:style style:name="T2" style:family="text">
      <style:text-properties style:font-name="Times New Roman" fo:font-size="12pt" style:font-size-asian="12pt" style:font-size-complex="12pt"/>
    </style:style>
    <style:style style:name="T3" style:family="text">
      <style:text-properties style:font-name="Times New Roman" fo:font-size="13pt" style:font-size-asian="13pt" style:font-size-complex="13pt"/>
    </style:style>
    <style:style style:name="T4" style:family="text">
      <style:text-properties officeooo:rsid="001e378e"/>
    </style:style>
    <style:style style:name="T5" style:family="text">
      <style:text-properties officeooo:rsid="001f7c6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ernando Enrique Medina Andara CI: 16445000</text:p>
      <text:p text:style-name="P1"/>
      <text:p text:style-name="P3">Tema de Investigación:</text:p>
      <text:p text:style-name="P3"><text:s/></text:p>
      <text:p text:style-name="P3">Desarrollo de una aplicación móvil para el diagnóstico de enfermedades, usando indicadores de gestión en salud.</text:p>
      <text:p text:style-name="P3"/>
      <text:p text:style-name="P4">Planteamiento del problema:</text:p>
      <text:p text:style-name="P2"/>
      <text:p text:style-name="P7"><text:span text:style-name="T2"><text:tab/></text:span><text:span text:style-name="T3">En la gestión de la salud, la asistencia de los pacientes genera una serie de información médica y administrativa sobre los mismos. Esta información a su vez, se registra en varios documentos, siendo el conjunto de éstos lo que constituye la historia clínica.</text:span></text:p>
      <text:p text:style-name="P5"><text:span text:style-name="T1"><text:s text:c="5"/>En los hospitales y centros clínicos ambulatorios del estado Táchira, así como en los diversos establecimientos de salud del país, la historia médica es un componente básico en el registro y seguimiento de los pacientes que se tratan en dichas instituciones, por ende este componente debe ser una herramienta de trabajo que garantice un buen nivel de atención del paciente en cuanto a tiempo de espera, diagnóstico y evaluación, así como facilitar el manejo rápido y ordenado de los datos médicos junto al análisis periódico de indicadores para la gestión de centros de salud.</text:span></text:p>
      <text:p text:style-name="P5"><text:span text:style-name="T1"><text:tab/>La complejidad en muchas ocasiones para poder aplicar los indicadores de gestión en salud siguiendo los modelos en formato físicos que tienen al alcance de los médicos o también, algo muy común es que no se cuente con los mismos de manera inmediata para la detección de cierta enfermedad a través de los síntomas que registran los pacientes.</text:span></text:p>
      <text:p text:style-name="P5"><text:tab/>Ademas del creciente uso de nuevas <text:span text:style-name="T4">tecnologías</text:span> en dispositivos <text:span text:style-name="T4">móviles</text:span> a lo largo de los <text:span text:style-name="T4">últimos</text:span> años, ha generado la necesidad de tener la <text:span text:style-name="T4">información</text:span> ya no solo disponible en formato <text:span text:style-name="T4">físico</text:span>, sino que la misma <text:span text:style-name="T4">también</text:span> <text:span text:style-name="T4">pueda </text:span>se<text:span text:style-name="T4">r</text:span> acce<text:span text:style-name="T4">dida</text:span> desde éstos dispositivos.</text:p>
      <text:p text:style-name="P6"><text:tab/>Es por estas razones que surge la idea de <text:span text:style-name="T5">desarrollar </text:span>una aplicación <text:span text:style-name="T5">móvil</text:span> <text:span text:style-name="T4">para el sistema operativo Android ya que es uno de los sistemas operativos de código abierto usado actualmente en la mayoría de dispositivos móviles no solo a nivel nacional sino también a nivel mundial orientada hacia los médicos puesto que son los encargados en llevar a cabo el diagnostico de las enfermedades, </text:span>en la que se cuente con una base de datos amplia de los distintos indicadores en salud para la <text:span text:style-name="T5">detección</text:span> de enfermedades partiendo de los <text:span text:style-name="T5">síntomas</text:span> que presenten los pacientes al momento de la consulta, adem<text:span text:style-name="T4">á</text:span>s una vez hecho el respectivo <text:soft-page-break/>diagnóstico, pueda cargarse a la historia <text:span text:style-name="T5">clínica</text:span> del mismo en un formato ligero y digital lo que <text:span text:style-name="T5">permitiría:</text:span> mayor movilidad de <text:span text:style-name="T4">este material,</text:span> alta disponibilidad al momento de ser requerida cualquier <text:span text:style-name="T5">información</text:span> que <text:span text:style-name="T4">allí se encuentre así como también la protección de los datos ante cualquier catástrofe o intrusión al espacio físico en que actualmente se almacen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VE"/>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0T21:45:42.784076445</meta:creation-date>
    <dc:date>2014-11-20T23:05:46.946483603</dc:date>
    <meta:editing-duration>PT8M24S</meta:editing-duration>
    <meta:editing-cycles>1</meta:editing-cycles>
    <meta:document-statistic meta:table-count="0" meta:image-count="0" meta:object-count="0" meta:page-count="2" meta:paragraph-count="10" meta:word-count="429" meta:character-count="2646" meta:non-whitespace-character-count="2216"/>
    <meta:generator>LibreOffice/4.3.3.2$Linux_x86 LibreOffice_project/430m0$Build-2</meta:generator>
  </office:meta>
</office:document-meta>
</file>